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instance-shuffle-tra-462-1000res-10folds-1e-06ridge-50w2vdim-&lt;start&gt;-18-09_00:1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434623125194" calcext:value-type="float">
            <text:p>1.0643462313</text:p>
          </table:table-cell>
          <table:table-cell office:value-type="float" office:value="0.037246768059334" calcext:value-type="float">
            <text:p>0.0372467681</text:p>
          </table:table-cell>
          <table:table-cell office:value-type="float" office:value="0.719202898550725" calcext:value-type="float">
            <text:p>0.7192028986</text:p>
          </table:table-cell>
          <table:table-cell office:value-type="float" office:value="0.0250825668678572" calcext:value-type="float">
            <text:p>0.0250825669</text:p>
          </table:table-cell>
          <table:table-cell office:value-type="float" office:value="0.995652173913043" calcext:value-type="float">
            <text:p>0.9956521739</text:p>
          </table:table-cell>
          <table:table-cell office:value-type="float" office:value="0.00869565217391304" calcext:value-type="float">
            <text:p>0.0086956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685363804604" calcext:value-type="float">
            <text:p>1.056853638</text:p>
          </table:table-cell>
          <table:table-cell office:value-type="float" office:value="0.051838698830084" calcext:value-type="float">
            <text:p>0.0518386988</text:p>
          </table:table-cell>
          <table:table-cell office:value-type="float" office:value="0.691666666666667" calcext:value-type="float">
            <text:p>0.6916666667</text:p>
          </table:table-cell>
          <table:table-cell office:value-type="float" office:value="0.0358269949406538" calcext:value-type="float">
            <text:p>0.0358269949</text:p>
          </table:table-cell>
          <table:table-cell office:value-type="float" office:value="0.989130434782609" calcext:value-type="float">
            <text:p>0.9891304348</text:p>
          </table:table-cell>
          <table:table-cell office:value-type="float" office:value="0.0145830520271725" calcext:value-type="float">
            <text:p>0.014583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4750859942989" calcext:value-type="float">
            <text:p>1.0475085994</text:p>
          </table:table-cell>
          <table:table-cell office:value-type="float" office:value="0.0232290736768941" calcext:value-type="float">
            <text:p>0.0232290737</text:p>
          </table:table-cell>
          <table:table-cell office:value-type="float" office:value="0.687952898550725" calcext:value-type="float">
            <text:p>0.6879528986</text:p>
          </table:table-cell>
          <table:table-cell office:value-type="float" office:value="0.0285441085635968" calcext:value-type="float">
            <text:p>0.0285441086</text:p>
          </table:table-cell>
          <table:table-cell office:value-type="float" office:value="0.991304347826087" calcext:value-type="float">
            <text:p>0.9913043478</text:p>
          </table:table-cell>
          <table:table-cell office:value-type="float" office:value="0.0106499554034051" calcext:value-type="float">
            <text:p>0.0106499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6763052911992" calcext:value-type="float">
            <text:p>1.0676305291</text:p>
          </table:table-cell>
          <table:table-cell office:value-type="float" office:value="0.0379397435262216" calcext:value-type="float">
            <text:p>0.0379397435</text:p>
          </table:table-cell>
          <table:table-cell office:value-type="float" office:value="0.705072463768116" calcext:value-type="float">
            <text:p>0.7050724638</text:p>
          </table:table-cell>
          <table:table-cell office:value-type="float" office:value="0.0174195875090516" calcext:value-type="float">
            <text:p>0.0174195875</text:p>
          </table:table-cell>
          <table:table-cell office:value-type="float" office:value="0.991304347826087" calcext:value-type="float">
            <text:p>0.9913043478</text:p>
          </table:table-cell>
          <table:table-cell office:value-type="float" office:value="0.0144201077841539" calcext:value-type="float">
            <text:p>0.0144201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272980015721" calcext:value-type="float">
            <text:p>1.0627298002</text:p>
          </table:table-cell>
          <table:table-cell office:value-type="float" office:value="0.0372887508332902" calcext:value-type="float">
            <text:p>0.0372887508</text:p>
          </table:table-cell>
          <table:table-cell office:value-type="float" office:value="0.703713768115942" calcext:value-type="float">
            <text:p>0.7037137681</text:p>
          </table:table-cell>
          <table:table-cell office:value-type="float" office:value="0.0291645568144982" calcext:value-type="float">
            <text:p>0.0291645568</text:p>
          </table:table-cell>
          <table:table-cell office:value-type="float" office:value="0.995652173913043" calcext:value-type="float">
            <text:p>0.9956521739</text:p>
          </table:table-cell>
          <table:table-cell office:value-type="float" office:value="0.00869565217391304" calcext:value-type="float">
            <text:p>0.0086956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1.059813759601" calcext:value-type="float">
            <text:p>1.0598137596</text:p>
          </table:table-cell>
          <table:table-cell/>
          <table:table-cell table:formula="of:=AVERAGE([.D2:.D6])" office:value-type="float" office:value="0.701521739130435" calcext:value-type="float">
            <text:p>0.7015217391</text:p>
          </table:table-cell>
          <table:table-cell/>
          <table:table-cell table:formula="of:=AVERAGE([.F2:.F6])" office:value-type="float" office:value="0.992608695652174" calcext:value-type="float">
            <text:p>0.99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6])" office:value-type="float" office:value="0.0079108748561826" calcext:value-type="float">
            <text:p>0.0079108749</text:p>
          </table:table-cell>
          <table:table-cell/>
          <table:table-cell table:formula="of:=STDEV([.D2:.D6])" office:value-type="float" office:value="0.0123619569942966" calcext:value-type="float">
            <text:p>0.012361957</text:p>
          </table:table-cell>
          <table:table-cell/>
          <table:table-cell table:formula="of:=STDEV([.F2:.F6])" office:value-type="float" office:value="0.00291661040543445" calcext:value-type="float">
            <text:p>0.00291661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03:11.823826438</dc:date>
    <dc:creator>Surender Kumar</dc:creator>
    <meta:editing-duration>PT38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